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T11" style:parent-style-name="Absatz-Standardschriftart" style:family="text">
      <style:text-properties fo:language="en" fo:country="US"/>
    </style:style>
    <style:style style:name="T12" style:parent-style-name="Absatz-Standardschriftart" style:family="text">
      <style:text-properties fo:font-weight="bold" style:font-weight-asian="bold" fo:language="en" fo:country="US"/>
    </style:style>
    <style:style style:name="T13" style:parent-style-name="Absatz-Standardschriftart" style:family="text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font-weight="bold" style:font-weight-asian="bold" fo:font-size="18pt" style:font-size-asian="18pt"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font-weight="bold" style:font-weight-asian="bold" fo:font-size="18pt" style:font-size-asian="18pt" fo:language="en" fo:country="US"/>
    </style:style>
    <style:style style:name="P60" style:parent-style-name="Standard" style:family="paragraph">
      <style:text-properties fo:font-weight="bold" style:font-weight-asian="bold" fo:font-size="18pt" style:font-size-asian="18pt" fo:language="en" fo:country="US"/>
    </style:style>
    <style:style style:name="P61" style:parent-style-name="Standard" style:family="paragraph">
      <style:text-properties fo:font-weight="bold" style:font-weight-asian="bold" fo:font-size="18pt" style:font-size-asian="18pt" fo:language="en" fo:country="US"/>
    </style:style>
    <style:style style:name="P62" style:parent-style-name="Standard" style:family="paragraph">
      <style:text-properties fo:font-weight="bold" style:font-weight-asian="bold" fo:font-size="18pt" style:font-size-asian="18pt"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T73" style:parent-style-name="Absatz-Standardschriftart" style:family="text">
      <style:text-properties fo:font-weight="bold" style:font-weight-asian="bold" fo:language="en" fo:country="US"/>
    </style:style>
    <style:style style:name="T74" style:parent-style-name="Absatz-Standardschriftart" style:family="text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font-weight="bold" style:font-weight-asian="bold"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T84" style:parent-style-name="Absatz-Standardschriftart" style:family="text">
      <style:text-properties fo:font-weight="bold" style:font-weight-asian="bold" fo:language="en" fo:country="US"/>
    </style:style>
    <style:style style:name="T85" style:parent-style-name="Absatz-Standardschriftart" style:family="text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T94" style:parent-style-name="Absatz-Standardschriftart" style:family="text">
      <style:text-properties fo:font-weight="bold" style:font-weight-asian="bold" fo:language="en" fo:country="US"/>
    </style:style>
    <style:style style:name="T95" style:parent-style-name="Absatz-Standardschriftart" style:family="text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T101" style:parent-style-name="Absatz-Standardschriftart" style:family="text">
      <style:text-properties fo:font-weight="bold" style:font-weight-asian="bold" fo:language="en" fo:country="US"/>
    </style:style>
    <style:style style:name="T102" style:parent-style-name="Absatz-Standardschriftart" style:family="text">
      <style:text-properties fo:font-weight="bold" style:font-weight-asian="bold" fo:language="en" fo:country="US"/>
    </style:style>
    <style:style style:name="T103" style:parent-style-name="Absatz-Standardschriftart" style:family="text">
      <style:text-properties fo:font-weight="bold" style:font-weight-asian="bold" fo:language="en" fo:country="US"/>
    </style:style>
    <style:style style:name="T104" style:parent-style-name="Absatz-Standardschriftart" style:family="text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</office:automatic-styles>
  <office:body>
    <office:text text:use-soft-page-breaks="true">
      <text:p text:style-name="P1">PROJECT</text:p>
      <text:p text:style-name="P2">1. Submission: Vision</text:p>
      <text:p text:style-name="P3">until next week (31.10.18)</text:p>
      <text:p text:style-name="P4">Idea - What we wannna do<text:s/></text:p>
      <text:p text:style-name="P5">Motivation - Why we wanna do that</text:p>
      <text:p text:style-name="P6">Small research: are there similar apps</text:p>
      <text:p text:style-name="P7">-&gt; Up to1- 2 pages, can/should include pictures</text:p>
      <text:p text:style-name="P8"/>
      <text:p text:style-name="P9">find Name/Acronym for the App</text:p>
      <text:p text:style-name="P10"/>
      <text:p text:style-name="Standard"><text:span text:style-name="T11">Bill splitting -<text:s/></text:span><text:span text:style-name="T12">Spill</text:span><text:span text:style-name="T13">: calculate Gas price at the app, Adding <text:s/>Members of the Group, Tutti Bill, Sort Bill parts to Members</text:span></text:p>
      <text:p text:style-name="P14">----------------</text:p>
      <text:p text:style-name="P15">Login with Google account</text:p>
      <text:p text:style-name="P16">User Profile (what do i need to pay to who, what do i get from who)</text:p>
      <text:p text:style-name="P17">create a group (like whatsapp, Name, Add Users, Description)</text:p>
      <text:p text:style-name="P18"><text:s text:c="4"/>create activities (Name, Time, Location, persons, total cost (updated)) All group pays, specific members pay</text:p>
      <text:p text:style-name="P19"><text:s text:c="7"/>create costs (Name, Price, Balance(+/-))</text:p>
      <text:p text:style-name="P20">Creator of Group is Admin (add and remove People)</text:p>
      <text:p text:style-name="P21">the admin can choose otherones to be admin</text:p>
      <text:p text:style-name="P22">everyone can add costs</text:p>
      <text:p text:style-name="P23">transparent to everyone</text:p>
      <text:p text:style-name="P24">everyone can see the deps of everyone</text:p>
      <text:p text:style-name="P25">(already bought stuff, even the costs out, like the restaurant)</text:p>
      <text:p text:style-name="P26">Restaurant situation (restaurant activity, -/+ balance costs, everyone has to add the cost of his food by himself to the activity)</text:p>
      <text:p text:style-name="P27">---------------</text:p>
      <text:p text:style-name="P28">----backend</text:p>
      <text:p text:style-name="P29">1. taking care for the database</text:p>
      <text:p text:style-name="P30">2. new activities (mockup)</text:p>
      <text:p text:style-name="P31">3. setting (mockup)</text:p>
      <text:p text:style-name="P32">4. login (mockup)</text:p>
      <text:soft-page-break/>
      <text:p text:style-name="P33">5. trip four group (mockup)</text:p>
      <text:p text:style-name="P34">----frontend</text:p>
      <text:p text:style-name="P35">6. final layout</text:p>
      <text:p text:style-name="P36">7. colouring</text:p>
      <text:p text:style-name="P37">8. more mockups</text:p>
      <text:p text:style-name="P38">9. different styles ( need to tryout)</text:p>
      <text:p text:style-name="P39"/>
      <text:p text:style-name="P40">Milestones</text:p>
      <text:p text:style-name="P41">21. November <text:s/>- <text:s/>meet up</text:p>
      <text:p text:style-name="P42">12. Dezember <text:s/>- <text:s/>meet up</text:p>
      <text:p text:style-name="P43"/>
      <text:p text:style-name="P44">19. Dezember <text:s/>- <text:s/>Present Idea and requirements<text:s/></text:p>
      <text:p text:style-name="P45">(Mock ups, Demo, Sequence diagramms, Wireframes, Storys, Personas, User Storys, Testcase scenario, User scenario)</text:p>
      <text:p text:style-name="P46">7x Personas (everyone one)</text:p>
      <text:p text:style-name="P47">Wireframe (Jannik)</text:p>
      <text:p text:style-name="P48">MockUps (Hanna)</text:p>
      <text:p text:style-name="P49">User Scenario (Arj)</text:p>
      <text:p text:style-name="P50">3x User Storys (Kenneth)<text:s/></text:p>
      <text:p text:style-name="P51">Testcase Scenario (Tim)</text:p>
      <text:p text:style-name="P52">Demo (Paper prototype) (Oli)</text:p>
      <text:p text:style-name="P53">Sequence Diagramms (Sonja)</text:p>
      <text:p text:style-name="P54"/>
      <text:p text:style-name="P55">9. January <text:s/>- <text:s/>Modelpresentation</text:p>
      <text:p text:style-name="P56">16. January <text:s/>- <text:s/>Meeting Implementation</text:p>
      <text:p text:style-name="P57">23. January <text:s/>- <text:s/>Finale Presentation</text:p>
      <text:p text:style-name="P58">-----------------------</text:p>
      <text:p text:style-name="P59"/>
      <text:p text:style-name="P60"/>
      <text:p text:style-name="P61"/>
      <text:soft-page-break/>
      <text:p text:style-name="P62">TODO</text:p>
      <text:p text:style-name="P63">1. server (node express) --</text:p>
      <text:p text:style-name="P64"><text:s/>- create user</text:p>
      <text:p text:style-name="P65"><text:s/>- login</text:p>
      <text:p text:style-name="P66"><text:s/>- API for creating group and delete</text:p>
      <text:p text:style-name="P67"><text:s/>- searching for and inviting registrated users (invited users are saved in a table)</text:p>
      <text:p text:style-name="P68">2. database (aws?) --Oli</text:p>
      <text:p text:style-name="P69">3. IBM cloud server hochladen --(not Tim)</text:p>
      <text:p text:style-name="P70"/>
      <text:p text:style-name="P71">!2 People for Server and Database! (one for each)</text:p>
      <text:p text:style-name="P72">------------</text:p>
      <text:p text:style-name="Standard"><text:span text:style-name="T73">Login</text:span><text:span text:style-name="T74">: (also Registration)</text:span></text:p>
      <text:p text:style-name="P75">User and password prompt</text:p>
      <text:p text:style-name="P76">(Maybe using Google API)</text:p>
      <text:p text:style-name="P77">---------------</text:p>
      <text:p text:style-name="P78">Overview/Dashboard:</text:p>
      <text:p text:style-name="P79">- Manage Groups</text:p>
      <text:p text:style-name="P80">- Invitations</text:p>
      <text:p text:style-name="P81">- Notifications</text:p>
      <text:p text:style-name="P82">- Managing user profile</text:p>
      <text:p text:style-name="P83">----------------</text:p>
      <text:p text:style-name="Standard"><text:span text:style-name="T84">Group</text:span><text:span text:style-name="T85">:</text:span></text:p>
      <text:p text:style-name="P86">- invite people</text:p>
      <text:p text:style-name="P87">- admin can delete people</text:p>
      <text:p text:style-name="P88">- creator of the group is default admin</text:p>
      <text:p text:style-name="P89">- list of group activities (every) (filter for only showing participating activities)</text:p>
      <text:p text:style-name="P90">- costs you have to pay</text:p>
      <text:p text:style-name="P91">- create an Activity</text:p>
      <text:p text:style-name="P92">- joining an activity<text:s/></text:p>
      <text:p text:style-name="P93">--------------</text:p>
      <text:p text:style-name="Standard"><text:span text:style-name="T94">Activity</text:span><text:span text:style-name="T95">:</text:span></text:p>
      <text:soft-page-break/>
      <text:p text:style-name="P96">- payments</text:p>
      <text:p text:style-name="P97">- specify the users u payed for (those users need to notified about the payment)</text:p>
      <text:p text:style-name="P98">- updating (socket.io?) (what to do without internet connection) (ionic does have that)</text:p>
      <text:p text:style-name="P99">- Add payed costs by clicking on a member (Member of Activity)</text:p>
      <text:p text:style-name="P100">--------</text:p>
      <text:p text:style-name="Standard"><text:span text:style-name="T101">Think</text:span><text:span text:style-name="T102"><text:s/></text:span><text:span text:style-name="T103">about</text:span><text:span text:style-name="T104">:</text:span></text:p>
      <text:p text:style-name="P105">socket.io (server)</text:p>
      <text:p text:style-name="P106">dataexchange</text:p>
      <text:p text:style-name="P107">Ionic or React ---NO<text:s/>to React<text:s/>NATIVE!!!</text:p>
      <text:p text:style-name="P108"/>
      <text:p text:style-name="P109"/>
      <text:p text:style-name="Standard">Android Studi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nna Schulze</meta:initial-creator>
    <dc:creator>Hanna Schulze</dc:creator>
    <meta:creation-date>2018-11-29T07:20:00Z</meta:creation-date>
    <dc:date>2018-11-29T07:24:00Z</dc:date>
    <meta:template xlink:href="Normal" xlink:type="simple"/>
    <meta:editing-cycles>1</meta:editing-cycles>
    <meta:editing-duration>PT0S</meta:editing-duration>
    <meta:document-statistic meta:page-count="4" meta:paragraph-count="5" meta:word-count="410" meta:character-count="2992" meta:row-count="21" meta:non-whitespace-character-count="2587"/>
  </office:meta>
</office:document-meta>
</file>